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ans" officeooo:paragraph-rsid="0012315a"/>
    </style:style>
    <style:style style:name="P4" style:family="paragraph" style:parent-style-name="Preformatted_20_Text">
      <style:text-properties style:font-name="Liberation Sans"/>
    </style:style>
    <style:style style:name="P5" style:family="paragraph" style:parent-style-name="Preformatted_20_Text">
      <style:text-properties style:font-name="Liberation Sans" officeooo:rsid="0012df81" officeooo:paragraph-rsid="0012df81"/>
    </style:style>
    <style:style style:name="P6" style:family="paragraph" style:parent-style-name="Preformatted_20_Text">
      <style:text-properties style:font-name="Liberation Sans" officeooo:paragraph-rsid="0012df81"/>
    </style:style>
    <style:style style:name="T1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c9211e" fo:font-size="12pt" fo:font-weight="normal" officeooo:rsid="0012df81" style:font-size-asian="12pt" style:font-weight-asian="normal" style:font-size-complex="12pt" style:font-weight-complex="normal"/>
    </style:style>
    <style:style style:name="T3" style:family="text">
      <style:text-properties fo:color="#00a933" fo:font-size="13pt" style:font-size-asian="13pt" style:font-size-complex="13pt"/>
    </style:style>
    <style:style style:name="T4" style:family="text">
      <style:text-properties fo:color="#ff8000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Adopter un contenu texte riche , pertinent et unique</text:p>
      <text:p text:style-name="P1"/>
      <text:p text:style-name="P1"><text:tab/>- supprimer le contenu répété ou diversifier le champ lexical <text:span text:style-name="T1">suppression</text:span></text:p>
      <text:p text:style-name="P3"><text:tab/>- supprimer les liens inutiles sur la pages 2 <text:span text:style-name="T1">suppression</text:span></text:p>
      <text:p text:style-name="P3"><text:tab/>- concevoir de bons H1 H2 H3 <text:span text:style-name="T4">modification</text:span></text:p>
      <text:p text:style-name="P1"><text:tab/>- diversifier la sémantique (strong) dans les paragraphes <text:span text:style-name="T3">création</text:span></text:p>
      <text:p text:style-name="P1"/>
      <text:p text:style-name="P2">2.La méta description des pages web</text:p>
      <text:p text:style-name="P1"/>
      <text:p text:style-name="P3"><text:tab/>- concevoir une description qui décrit le métier et l’activité de l’entreprise et réalise un appel a l’action <text:span text:style-name="T4">modification</text:span></text:p>
      <text:p text:style-name="P1"/>
      <text:p text:style-name="P2">3.Rendre le site le plus rapide possible</text:p>
      <text:p text:style-name="P1"/>
      <text:p text:style-name="P3"><text:tab/>- réduire la taille des images <text:span text:style-name="T4">modification</text:span></text:p>
      <text:p text:style-name="P3"><text:tab/>- réduire le poids des images <text:span text:style-name="T4">modification</text:span></text:p>
      <text:p text:style-name="P3"><text:tab/>- adopter des formats d’images pour le web <text:span text:style-name="T4">modification</text:span></text:p>
      <text:p text:style-name="P1"/>
      <text:p text:style-name="P3"><text:tab/>- minifier les styles et scripts + GZIP <text:span text:style-name="T4">modification</text:span></text:p>
      <text:p text:style-name="P3"><text:tab/>- unlock les scripts pendant le chargement <text:span text:style-name="T4">modification</text:span></text:p>
      <text:p text:style-name="P1"/>
      <text:p text:style-name="P2">4.être robots-friendly – « accessibilité » (ils sont aveugles , sourds et n’ont pas de mains )</text:p>
      <text:p text:style-name="P1"/>
      <text:p text:style-name="P3"><text:tab/>- privilégier le texte brut au texte incrusté dans une image <text:span text:style-name="T4">modification</text:span></text:p>
      <text:p text:style-name="P3"><text:tab/>- mise en place des ARIA <text:span text:style-name="T3">création</text:span></text:p>
      <text:p text:style-name="P3"><text:tab/>- refaire le texte alternatif de chaque image, icône <text:span text:style-name="T4">modification</text:span></text:p>
      <text:p text:style-name="P3"><text:tab/>- ajouter une description aux liens et boutons <text:span text:style-name="T4">modification</text:span></text:p>
      <text:p text:style-name="P3"><text:tab/>- revoir la cohérence avec la page 2 <text:span text:style-name="T4">modification</text:span></text:p>
      <text:p text:style-name="P3"><text:tab/>- supprimer le bouton toggle <text:span text:style-name="T1">suppression</text:span></text:p>
      <text:p text:style-name="P3"><text:tab/>- revoir les contrastes des couleurs <text:span text:style-name="T4">modification</text:span></text:p>
      <text:p text:style-name="P3"><text:tab/>- préciser l’attribut lang <text:span text:style-name="T4">modification</text:span></text:p>
      <text:p text:style-name="P3"><text:tab/>- supprimer les liens sans textes perceptibles <text:span text:style-name="T1">suppression</text:span></text:p>
      <text:p text:style-name="P3"><text:tab/>- changer la couleur du h1 dans la page 2 <text:span text:style-name="T4">modification</text:span></text:p>
      <text:p text:style-name="P3"><text:tab/>- aider les personnes pour le formulaire <text:span text:style-name="T3">création</text:span></text:p>
      <text:p text:style-name="P3"><text:tab/>- ajouter des labels <text:span text:style-name="T3">création</text:span></text:p>
      <text:p text:style-name="P3"><text:tab/>- adopter un font-size minimal &gt;=12px <text:span text:style-name="T4">modification</text:span></text:p>
      <text:p text:style-name="P3"><text:tab/>- ajouter une balise adresse <text:span text:style-name="T3">création</text:span></text:p>
      <text:p text:style-name="P3"><text:tab/>- adopter au maximum des schémas de données structurées (schema.org) <text:span text:style-name="T3">création</text:span></text:p>
      <text:p text:style-name="P3"><text:tab/>- créer fichier robots.txt <text:span text:style-name="T3">création</text:span></text:p>
      <text:p text:style-name="P3"><text:tab/>- mettre en place meta robots <text:span text:style-name="T3">création</text:span></text:p>
      <text:p text:style-name="P3"><text:tab/>- avoir une architecture claire ( semantique html5) <text:span text:style-name="T4">modification</text:span></text:p>
      <text:p text:style-name="P3"><text:tab/>- adopter une bonne structure <text:span text:style-name="T4">modification</text:span></text:p>
      <text:p text:style-name="P1"><text:tab/>(l’URL des pages doit reprendre l’URL principale suivi de leur fonctionnalité)</text:p>
      <text:p text:style-name="P3"><text:tab/>- www.la-chouette-agence.fr/formulaire-de-contact.html <text:span text:style-name="T4">modification</text:span></text:p>
      <text:p text:style-name="P1"/>
      <text:p text:style-name="P1"/>
      <text:p text:style-name="P1"/>
      <text:p text:style-name="P1"/>
      <text:p text:style-name="P2">5.bannir les mauvaises pratiques de référencement (black hat)</text:p>
      <text:p text:style-name="P1"/>
      <text:p text:style-name="P6"><text:tab/>- supprimer le spam de keywords <text:span text:style-name="T1">suppression </text:span><text:span text:style-name="T2"> OK </text:span></text:p>
      <text:p text:style-name="P6"><text:soft-page-break/><text:tab/>- supprimer le texte caché <text:span text:style-name="T1">suppression </text:span><text:span text:style-name="T2"> OK </text:span></text:p>
      <text:p text:style-name="P6"><text:tab/>- ne pas utiliser des keywords sans rapport avec le contenu <text:span text:style-name="T1">suppression </text:span><text:span text:style-name="T2"> OK </text:span></text:p>
      <text:p text:style-name="P1"/>
      <text:p text:style-name="P2">6. titre de la page avec la balise &lt;title&gt;</text:p>
      <text:p text:style-name="P1"/>
      <text:p text:style-name="P3"><text:tab/>- concevoir un titre reprenant le keyword principal <text:span text:style-name="T4">modification</text:span></text:p>
      <text:p text:style-name="P3"><text:tab/>- jouer sur les keywords locaux <text:span text:style-name="T3">création</text:span></text:p>
      <text:p text:style-name="P1"/>
      <text:p text:style-name="P2">7.Avoir des backlinks de qualités</text:p>
      <text:p text:style-name="P1"/>
      <text:p text:style-name="P3"><text:tab/>- supprimer le linking inutile (mega annuaire) <text:span text:style-name="T1">suppression</text:span></text:p>
      <text:p text:style-name="P3"><text:tab/>- inviter nos clients à nous recommander sur des sites d’avis (trust-pilot, avis vérifiés) <text:span text:style-name="T3">création</text:span></text:p>
      <text:p text:style-name="P3"><text:tab/>- créer des comptes sur les réseaux (sociaux et professionnel ) puis proposer les liens <text:span text:style-name="T3">création</text:span></text:p>
      <text:p text:style-name="P1"/>
      <text:p text:style-name="P2">8.Mettre en place des outils de contrôle </text:p>
      <text:p text:style-name="P1"/>
      <text:p text:style-name="P3"><text:tab/>- créer un compte google analytics <text:span text:style-name="T3">création</text:span></text:p>
      <text:p text:style-name="P3"><text:tab/>- créer un compte google search console <text:span text:style-name="T3">création</text:span></text:p>
      <text:p text:style-name="P3"><text:tab/>- ajout de notre identifiant dans le HTML <text:span text:style-name="T3">création</text:span></text:p>
      <text:p text:style-name="P1"/>
      <text:p text:style-name="P2">9.Adopter l’attitude mobile-friendly</text:p>
      <text:p text:style-name="P1"/>
      <text:p text:style-name="P1"><text:tab/>(google s’en sert comme premier support d’indexation)</text:p>
      <text:p text:style-name="P3"><text:tab/>- conserver le même contenu et l’adapter <text:span text:style-name="T4">modification</text:span></text:p>
      <text:p text:style-name="P1"><text:tab/>- ne pas dépasser du viewport (full responsive) <text:span text:style-name="T4">modification</text:span></text:p>
      <text:p text:style-name="P1"/>
      <text:p text:style-name="P2">10. Configurer et optimiser Google My business</text:p>
      <text:p text:style-name="P1"/>
      <text:p text:style-name="P3"><text:tab/>En tant qu’entreprise locale, il faut s’assurer de notre classement sur Google My Business ; autrement, nous allons diriger nos visites vers la concurrence . <text:span text:style-name="T3">création</text:span></text:p>
      <text:p text:style-name="P1">(https://www.semrush.com/blog/google-my-business/ )</text:p>
      <text:p text:style-name="P1"/>
      <text:p text:style-name="P1"/>
      <text:p text:style-name="P1"/>
      <text:p text:style-name="P5">fait = « OK »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3T15:15:15.825000000</dc:date>
    <meta:editing-duration>PT9M53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58" meta:word-count="500" meta:character-count="3280" meta:non-whitespace-character-count="2784"/>
  </office:meta>
</office:document-meta>
</file>